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100F2E1DDB4.png" manifest:media-type="image/png"/>
  <manifest:file-entry manifest:full-path="Pictures/10000000000002D8000002568741891F.png" manifest:media-type="image/png"/>
  <manifest:file-entry manifest:full-path="Pictures/10000001000003C0000005002CF85A10.png" manifest:media-type="image/png"/>
  <manifest:file-entry manifest:full-path="Pictures/10000000000005000000042F20E1B949.png" manifest:media-type="image/png"/>
  <manifest:file-entry manifest:full-path="Pictures/1000000100000225000001A651AC4D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11cm, 7.208cm, 3.202cm, 3.087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2cm, 16.86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53cm, 17.822cm, 10.694cm, 1.78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 Black" fo:font-size="12pt" style:font-size-asian="12pt" style:font-size-complex="12pt"/>
    </style:style>
    <style:style style:name="P3" style:family="paragraph">
      <style:text-properties fo:color="#ffff6d" loext:opacity="100%"/>
    </style:style>
    <style:style style:name="P4" style:family="paragraph">
      <loext:graphic-properties draw:fill="none" draw:fill-color="#ffffff"/>
      <style:text-properties fo:color="#ffff6d" loext:opacity="100%" style:font-name="Arial Black"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name="Arial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6.369cm" svg:height="4.896cm" svg:x="3cm" svg:y="2cm">
          <draw:image xlink:href="Pictures/1000000100000225000001A651AC4DA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5.896cm" svg:x="1.144cm" svg:y="6.984cm">
          <draw:image xlink:href="Pictures/10000000000005000000042F20E1B949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12.304cm" svg:height="16.499cm" svg:x="5.25cm" svg:y="2.501cm">
          <draw:image xlink:href="Pictures/10000001000003C0000005002CF85A10.png" xlink:type="simple" xlink:show="embed" xlink:actuate="onLoad" draw:mime-type="image/png">
            <text:p/>
          </draw:image>
        </draw:frame>
        <draw:frame draw:style-name="gr3" draw:text-style-name="P2" draw:layer="layout" svg:width="4.5cm" svg:height="0.848cm" svg:x="3.25cm" svg:y="5.45cm">
          <draw:text-box>
            <text:p><text:span text:style-name="T1">Блок </text:span><text:span text:style-name="T1">питан</text:span><text:span text:style-name="T1">ия</text:span></text:p>
          </draw:text-box>
        </draw:frame>
        <draw:line draw:style-name="gr4" draw:text-style-name="P1" draw:layer="layout" svg:x1="6.75cm" svg:y1="9.7cm" svg:x2="8.5cm" svg:y2="7cm">
          <text:p/>
        </draw:line>
        <draw:frame draw:style-name="gr3" draw:text-style-name="P2" draw:layer="layout" svg:width="4.5cm" svg:height="0.848cm" svg:x="2.25cm" svg:y="8.75cm">
          <draw:text-box>
            <text:p><text:span text:style-name="T1">Модул</text:span><text:span text:style-name="T1">ь </text:span><text:span text:style-name="T1">связи</text:span></text:p>
          </draw:text-box>
        </draw:frame>
        <draw:line draw:style-name="gr4" draw:text-style-name="P1" draw:layer="layout" svg:x1="6.75cm" svg:y1="9.7cm" svg:x2="2.5cm" svg:y2="9.75cm">
          <text:p/>
        </draw:line>
        <draw:line draw:style-name="gr5" draw:text-style-name="P1" draw:layer="layout" svg:x1="9.45cm" svg:y1="12.1cm" svg:x2="11.2cm" svg:y2="9.4cm">
          <text:p/>
        </draw:line>
        <draw:line draw:style-name="gr5" draw:text-style-name="P1" draw:layer="layout" svg:x1="9.45cm" svg:y1="12.1cm" svg:x2="6.226cm" svg:y2="12.1cm">
          <text:p/>
        </draw:line>
        <draw:frame draw:style-name="gr3" draw:text-style-name="P4" draw:layer="layout" svg:width="4.5cm" svg:height="0.848cm" svg:x="6cm" svg:y="11.152cm">
          <draw:text-box>
            <text:p text:style-name="P3"><text:span text:style-name="T1">Orang</text:span><text:span text:style-name="T1">e CM4</text:span></text:p>
          </draw:text-box>
        </draw:frame>
        <draw:line draw:style-name="gr4" draw:text-style-name="P1" draw:layer="layout" svg:x1="8.25cm" svg:y1="16.75cm" svg:x2="9.5cm" svg:y2="15cm">
          <text:p/>
        </draw:line>
        <draw:frame draw:style-name="gr3" draw:text-style-name="P2" draw:layer="layout" svg:width="4.5cm" svg:height="0.848cm" svg:x="6.25cm" svg:y="15.75cm">
          <draw:text-box>
            <text:p><text:span text:style-name="T1">RS485</text:span></text:p>
          </draw:text-box>
        </draw:frame>
        <draw:line draw:style-name="gr4" draw:text-style-name="P1" draw:layer="layout" svg:x1="8.25cm" svg:y1="16.75cm" svg:x2="6.25cm" svg:y2="16.75cm">
          <text:p/>
        </draw:line>
        <draw:line draw:style-name="gr6" draw:text-style-name="P1" draw:layer="layout" svg:x1="6.95cm" svg:y1="6.25cm" svg:x2="8.2cm" svg:y2="4.5cm">
          <text:p/>
        </draw:line>
        <draw:line draw:style-name="gr6" draw:text-style-name="P1" draw:layer="layout" svg:x1="6.95cm" svg:y1="6.25cm" svg:x2="3.5cm" svg:y2="6.25cm">
          <text:p/>
        </draw:line>
      </draw:page>
      <draw:page draw:name="page3" draw:style-name="dp1" draw:master-page-name="Обычный">
        <draw:frame draw:style-name="gr1" draw:text-style-name="P1" draw:layer="layout" svg:width="15.827cm" svg:height="13cm" svg:x="2.673cm" svg:y="2.5cm">
          <draw:image xlink:href="Pictures/10000000000002D8000002568741891F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7" draw:text-style-name="P2" draw:layer="layout" svg:width="3.75cm" svg:height="1.445cm" svg:x="9.25cm" svg:y="10.25cm">
          <draw:text-box>
            <text:p><text:span text:style-name="T1">Eth2 100Mbit</text:span></text:p>
          </draw:text-box>
        </draw:frame>
        <draw:frame draw:style-name="gr8" draw:text-style-name="P2" draw:layer="layout" svg:width="4.25cm" svg:height="0.848cm" svg:x="5.25cm" svg:y="9.652cm">
          <draw:text-box>
            <text:p><text:span text:style-name="T1">Датчик тока</text:span></text:p>
          </draw:text-box>
        </draw:frame>
        <draw:frame draw:style-name="gr9" draw:text-style-name="P5" draw:layer="layout" svg:width="18.25cm" svg:height="6.372cm" svg:x="1.5cm" svg:y="2.25cm">
          <draw:image xlink:href="Pictures/10000000000002DD00000100F2E1DDB4.png" xlink:type="simple" xlink:show="embed" xlink:actuate="onLoad" draw:mime-type="image/png">
            <text:p/>
          </draw:image>
        </draw:frame>
        <draw:line draw:style-name="gr4" draw:text-style-name="P1" draw:layer="layout" svg:x1="8.35cm" svg:y1="9.5cm" svg:x2="8.35cm" svg:y2="7.5cm">
          <text:p/>
        </draw:line>
        <draw:frame draw:style-name="gr3" draw:text-style-name="P2" draw:layer="layout" svg:width="3cm" svg:height="0.848cm" svg:x="6cm" svg:y="8.75cm">
          <draw:text-box>
            <text:p><text:span text:style-name="T1">Консоль</text:span></text:p>
          </draw:text-box>
        </draw:frame>
        <draw:line draw:style-name="gr4" draw:text-style-name="P1" draw:layer="layout" svg:x1="12.25cm" svg:y1="9.867cm" svg:x2="10cm" svg:y2="9.867cm">
          <text:p/>
        </draw:line>
        <draw:line draw:style-name="gr4" draw:text-style-name="P1" draw:layer="layout" svg:x1="5.25cm" svg:y1="10.5cm" svg:x2="5.25cm" svg:y2="7cm">
          <text:p/>
        </draw:line>
        <draw:line draw:style-name="gr4" draw:text-style-name="P1" draw:layer="layout" svg:x1="8.25cm" svg:y1="10.5cm" svg:x2="5.25cm" svg:y2="10.5cm">
          <text:p/>
        </draw:line>
        <draw:line draw:style-name="gr4" draw:text-style-name="P1" draw:layer="layout" svg:x1="2.6cm" svg:y1="10.147cm" svg:x2="2.6cm" svg:y2="5.75cm">
          <text:p/>
        </draw:line>
        <draw:line draw:style-name="gr4" draw:text-style-name="P1" draw:layer="layout" svg:x1="4.75cm" svg:y1="10.1cm" svg:x2="2.5cm" svg:y2="10.1cm">
          <text:p/>
        </draw:line>
        <draw:frame draw:style-name="gr3" draw:text-style-name="P2" draw:layer="layout" svg:width="3cm" svg:height="0.848cm" svg:x="2.5cm" svg:y="9.352cm">
          <draw:text-box>
            <text:p><text:span text:style-name="T1">RS485</text:span></text:p>
          </draw:text-box>
        </draw:frame>
        <draw:line draw:style-name="gr4" draw:text-style-name="P1" draw:layer="layout" svg:x1="9.992cm" svg:y1="9.867cm" svg:x2="10cm" svg:y2="6.75cm">
          <text:p/>
        </draw:line>
        <draw:line draw:style-name="gr4" draw:text-style-name="P1" draw:layer="layout" svg:x1="8.35cm" svg:y1="9.5cm" svg:x2="6.1cm" svg:y2="9.5cm">
          <text:p/>
        </draw:line>
        <draw:frame draw:style-name="gr3" draw:text-style-name="P2" draw:layer="layout" svg:width="3cm" svg:height="0.848cm" svg:x="10cm" svg:y="9.152cm">
          <draw:text-box>
            <text:p><text:span text:style-name="T1">USB 3.0</text:span></text:p>
          </draw:text-box>
        </draw:frame>
        <draw:line draw:style-name="gr4" draw:text-style-name="P1" draw:layer="layout" svg:x1="13cm" svg:y1="11cm" svg:x2="13cm" svg:y2="6.5cm">
          <text:p/>
        </draw:line>
        <draw:line draw:style-name="gr4" draw:text-style-name="P1" draw:layer="layout" svg:x1="13cm" svg:y1="11cm" svg:x2="9.5cm" svg:y2="11cm">
          <text:p/>
        </draw:line>
        <draw:line draw:style-name="gr4" draw:text-style-name="P1" draw:layer="layout" svg:x1="16.25cm" svg:y1="11cm" svg:x2="16.25cm" svg:y2="6.5cm">
          <text:p/>
        </draw:line>
        <draw:frame draw:style-name="gr7" draw:text-style-name="P2" draw:layer="layout" svg:width="3.75cm" svg:height="1.445cm" svg:x="13.25cm" svg:y="10.25cm">
          <draw:text-box>
            <text:p><text:span text:style-name="T1">Eth1 1Gbps</text:span></text:p>
          </draw:text-box>
        </draw:frame>
        <draw:line draw:style-name="gr4" draw:text-style-name="P1" draw:layer="layout" svg:x1="16.25cm" svg:y1="11cm" svg:x2="13.25cm" svg:y2="11cm">
          <text:p/>
        </draw:line>
        <draw:line draw:style-name="gr4" draw:text-style-name="P1" draw:layer="layout" svg:x1="18.8cm" svg:y1="10cm" svg:x2="18.8cm" svg:y2="5.5cm">
          <text:p/>
        </draw:line>
        <draw:frame draw:style-name="gr3" draw:text-style-name="P2" draw:layer="layout" svg:width="3cm" svg:height="0.848cm" svg:x="16.4cm" svg:y="9.252cm">
          <draw:text-box>
            <text:p><text:span text:style-name="T1">DC 12-</text:span><text:span text:style-name="T1">48</text:span></text:p>
          </draw:text-box>
        </draw:frame>
        <draw:line draw:style-name="gr4" draw:text-style-name="P1" draw:layer="layout" svg:x1="18.89cm" svg:y1="10cm" svg:x2="16.75cm" svg:y2="10cm">
          <text:p/>
        </draw:line>
      </draw:page>
      <draw:page draw:name="page5" draw:style-name="dp1" draw:master-page-name="Обычный">
        <draw:frame draw:style-name="gr10" draw:text-style-name="P1" draw:layer="layout" svg:width="17.697cm" svg:height="11.516cm" draw:transform="rotate (-1.5692255304681) translate (12.266cm 0.535cm)">
          <draw:image xlink:href="Pictures/10000000000005000000042F20E1B949.png" xlink:type="simple" xlink:show="embed" xlink:actuate="onLoad" draw:mime-type="image/png">
            <text:p/>
          </draw:image>
        </draw:frame>
        <draw:frame draw:style-name="gr11" draw:text-style-name="P1" draw:layer="layout" svg:width="13.674cm" svg:height="6.408cm" draw:transform="skewX (0.000174532925199432) rotate (-1.56643300366491) translate (17.852cm 2.55cm)">
          <draw:image xlink:href="Pictures/10000000000005000000042F20E1B9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6:19:03.728984057</meta:creation-date>
    <meta:editing-duration>PT1H25M21S</meta:editing-duration>
    <meta:editing-cycles>3</meta:editing-cycles>
    <meta:generator>LibreOffice/24.2.7.2$Linux_X86_64 LibreOffice_project/420$Build-2</meta:generator>
    <dc:date>2025-09-10T18:05:31.568288255</dc:date>
    <meta:document-statistic meta:object-count="40"/>
  </office:meta>
</office:document-meta>
</file>